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Chistoj" style:family="table">
      <style:table-properties style:width="17cm" table:align="margins"/>
    </style:style>
    <style:style style:name="Chistoj.A" style:family="table-column">
      <style:table-column-properties style:column-width="8.5cm" style:rel-column-width="32767*"/>
    </style:style>
    <style:style style:name="Chistoj.B" style:family="table-column">
      <style:table-column-properties style:column-width="8.5cm" style:rel-column-width="32768*"/>
    </style:style>
    <style:style style:name="Chistoj.A1" style:family="table-cell">
      <style:table-cell-properties fo:padding="0.097cm" fo:border-left="0.05pt solid #000000" fo:border-right="none" fo:border-top="0.05pt solid #000000" fo:border-bottom="0.05pt solid #000000"/>
    </style:style>
    <style:style style:name="Chistoj.B1" style:family="table-cell">
      <style:table-cell-properties fo:padding="0.097cm" fo:border="0.05pt solid #000000"/>
    </style:style>
    <style:style style:name="Chistoj.A2" style:family="table-cell">
      <style:table-cell-properties fo:padding="0.097cm" fo:border-left="0.05pt solid #000000" fo:border-right="none" fo:border-top="none" fo:border-bottom="0.05pt solid #000000"/>
    </style:style>
    <style:style style:name="Chistoj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12de1a" officeooo:paragraph-rsid="0012de1a" style:font-weight-asian="bold" style:font-weight-complex="bold"/>
    </style:style>
    <style:style style:name="P2" style:family="paragraph" style:parent-style-name="Table_20_Contents">
      <style:text-properties officeooo:rsid="0012de1a" officeooo:paragraph-rsid="0012de1a"/>
    </style:style>
    <style:style style:name="P3" style:family="paragraph" style:parent-style-name="Table_20_Contents">
      <style:text-properties officeooo:rsid="0012de1a" officeooo:paragraph-rsid="0014a146"/>
    </style:style>
    <style:style style:name="T1" style:family="text">
      <style:text-properties officeooo:rsid="0014a146"/>
    </style:style>
    <style:style style:name="T2" style:family="text">
      <style:text-properties fo:language="it" fo:country="IT" officeooo:rsid="0014a146"/>
    </style:style>
    <style:style style:name="T3" style:family="text">
      <style:text-properties fo:language="it" fo:country="IT" fo:font-weight="bold" officeooo:rsid="0014a14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histoj" table:style-name="Chistoj">
        <table:table-column table:style-name="Chistoj.A"/>
        <table:table-column table:style-name="Chistoj.B"/>
        <table:table-row>
          <table:table-cell table:style-name="Chistoj.A1" office:value-type="string">
            <text:p text:style-name="P1">Fase del task</text:p>
          </table:table-cell>
          <table:table-cell table:style-name="Chistoj.B1" office:value-type="string">
            <text:p text:style-name="P2">System Requirements Menu</text:p>
          </table:table-cell>
        </table:table-row>
        <table:table-row>
          <table:table-cell table:style-name="Chistoj.A2" office:value-type="string">
            <text:p text:style-name="P1">Nome del task</text:p>
          </table:table-cell>
          <table:table-cell table:style-name="Chistoj.B2" office:value-type="string">
            <text:p text:style-name="P3"><text:span text:style-name="T1">Materiale e le informazioni necessari</text:span></text:p>
          </table:table-cell>
        </table:table-row>
        <table:table-row>
          <table:table-cell table:style-name="Chistoj.A2" office:value-type="string">
            <text:p text:style-name="P1">Descrizione del task</text:p>
          </table:table-cell>
          <table:table-cell table:style-name="Chistoj.B2" office:value-type="string">
            <text:p text:style-name="P2">Verificare che i requisiti siano corretti e realistici,</text:p>
            <text:p text:style-name="P2">e che siano presenti artefatti nel RAD (scenari, casi d'uso, dizionari dei dati e diagrammi</text:p>
            <text:p text:style-name="P2">eventuali) atti a modellare il requisito specificato.</text:p>
          </table:table-cell>
        </table:table-row>
        <table:table-row>
          <table:table-cell table:style-name="Chistoj.A2" office:value-type="string">
            <text:p text:style-name="P1">Artefatti coinvolti</text:p>
          </table:table-cell>
          <table:table-cell table:style-name="Chistoj.B2" office:value-type="string">
            <text:p text:style-name="P2">N/A</text:p>
          </table:table-cell>
        </table:table-row>
        <table:table-row>
          <table:table-cell table:style-name="Chistoj.A2" office:value-type="string">
            <text:p text:style-name="P1">Risultato della validazione</text:p>
          </table:table-cell>
          <table:table-cell table:style-name="Chistoj.B2" office:value-type="string">
            <text:p text:style-name="P2">FAIL</text:p>
          </table:table-cell>
        </table:table-row>
        <table:table-row>
          <table:table-cell table:style-name="Chistoj.A2" office:value-type="string">
            <text:p text:style-name="P1">Motivi del risultato</text:p>
          </table:table-cell>
          <table:table-cell table:style-name="Chistoj.B2" office:value-type="string">
            <text:p text:style-name="P3">Non ci sono artefatti coinvolti nella modellazione dell<text:span text:style-name="T1">a funzionalità che fornisca </text:span><text:span text:style-name="T2">a coloro i quali sono interessati, il </text:span><text:span text:style-name="T3">materiale e le informazioni necessari</text:span><text:span text:style-name="T2"> per accedere al servizio</text:span>, sebbene sia possibile ricavare informazioni dal forum che però non <text:span text:style-name="T1">è</text:span> propriamente pensat<text:span text:style-name="T1">o</text:span> per quest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바탕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바탕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5:52:19.61</meta:creation-date>
    <dc:date>2012-11-07T16:17:11.58</dc:date>
    <meta:editing-duration>PT3M57S</meta:editing-duration>
    <meta:editing-cycles>3</meta:editing-cycles>
    <meta:generator>LibreOffice/3.6$Windows_x86 LibreOffice_project/58f22d5-270d05a-e2abed1-ea17a85-9b5702</meta:generator>
    <meta:document-statistic meta:table-count="1" meta:image-count="0" meta:object-count="0" meta:page-count="1" meta:paragraph-count="14" meta:word-count="99" meta:character-count="665" meta:non-whitespace-character-count="580"/>
  </office:meta>
</office:document-meta>
</file>